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8695583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ater-title">
      <style:graphic-properties fo:min-height="3cm"/>
    </style:style>
    <style:style style:name="pr2" style:family="presentation" style:parent-style-name="water-outline1">
      <style:graphic-properties fo:min-height="12.5cm"/>
    </style:style>
    <style:style style:name="pr3" style:family="presentation" style:parent-style-name="water-notes">
      <style:graphic-properties draw:fill-color="#ffffff" fo:min-height="13.364cm"/>
    </style:style>
    <style:style style:name="pr4" style:family="presentation" style:parent-style-name="water-title">
      <style:graphic-properties draw:fill-color="#ffffff" draw:auto-grow-height="true" fo:min-height="3cm"/>
    </style:style>
    <style:style style:name="pr5" style:family="presentation" style:parent-style-name="water-outline1">
      <style:graphic-properties draw:fill-color="#ffffff" draw:auto-grow-height="true" fo:min-height="12.5cm"/>
    </style:style>
    <style:style style:name="pr6" style:family="presentation" style:parent-style-name="water-notes">
      <style:graphic-properties draw:fill-color="#ffffff" draw:auto-grow-height="true" fo:min-height="13.365cm"/>
    </style:style>
    <style:style style:name="pr7" style:family="presentation" style:parent-style-name="water-outline1">
      <style:graphic-properties fo:min-height="14.33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top="0cm" fo:margin-bottom="0.1cm"/>
    </style:style>
    <style:style style:name="P7" style:family="paragraph">
      <style:paragraph-properties fo:margin-top="0cm" fo:margin-bottom="0.1cm"/>
      <style:text-properties fo:font-family="Courier" style:font-family-generic="modern" style:font-pitch="fixed" fo:font-size="18pt" style:font-size-asian="18pt" style:font-size-complex="1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Courier" style:font-family-generic="modern" style:font-pitch="fixed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14" style:family="paragraph">
      <style:text-properties fo:font-family="Courier" style:font-family-generic="modern" style:font-pitch="fixed" fo:font-size="20pt" style:font-size-asian="20pt" style:font-size-complex="20pt"/>
    </style:style>
    <style:style style:name="P15" style:family="paragraph">
      <style:text-properties fo:font-family="Courier" style:font-family-generic="modern" style:font-pitch="fixed" fo:font-size="28pt" style:font-size-asian="28pt" style:font-size-complex="28pt"/>
    </style:style>
    <style:style style:name="T1" style:family="text">
      <style:text-properties fo:font-family="Courier" style:font-family-generic="modern" style:font-pitch="fixed" fo:font-size="18pt" style:font-size-asian="18pt" style:font-size-complex="18pt"/>
    </style:style>
    <style:style style:name="T2" style:family="text">
      <style:text-properties fo:font-family="Courier" style:font-family-generic="modern" style:font-pitch="fixed"/>
    </style:style>
    <style:style style:name="T3" style:family="text">
      <style:text-properties fo:font-family="Courier" style:font-family-generic="modern" style:font-pitch="fixed" fo:font-size="26pt" style:font-size-asian="26pt" style:font-size-complex="26pt"/>
    </style:style>
    <style:style style:name="T4" style:family="text">
      <style:text-properties fo:font-family="Courier" style:font-family-generic="modern" style:font-pitch="fixed" fo:font-size="28pt" style:font-size-asian="28pt" style:font-size-complex="28pt"/>
    </style:style>
    <style:style style:name="T5" style:family="text">
      <style:text-properties fo:font-family="Courier" style:font-family-generic="modern" style:font-pitch="fixed"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Courier" style:font-family-generic="modern" style:font-pitch="fixed"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Courier" style:font-family-generic="modern" style:font-pitch="fixed" fo:font-size="22pt" style:font-size-asian="22pt" style:font-size-complex="22pt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1">
        <office:forms form:automatic-focus="false" form:apply-design-mode="false"/>
        <draw:frame presentation:style-name="pr1" draw:layer="layout" svg:width="23cm" svg:height="3cm" svg:x="2.5cm" svg:y="2cm" presentation:class="title" presentation:user-transformed="true">
          <draw:text-box>
            <text:p>Thymeleaf &amp; Thymesheet</text:p>
          </draw:text-box>
        </draw:frame>
        <draw:frame presentation:style-name="pr2" draw:text-style-name="P1" draw:layer="layout" svg:width="23cm" svg:height="12.5cm" svg:x="2.5cm" svg:y="5.5cm" presentation:class="outline">
          <draw:text-box>
            <text:p text:style-name="P1"/>
            <text:p text:style-name="P1">Ruth Mills</text:p>
            <text:p text:style-name="P1">Lead Java Developer</text:p>
            <text:p text:style-name="P1">Jaguar Digital Experience (JDX)</text:p>
            <text:p text:style-name="P1">Connect Gro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1T1">
        <office:forms form:automatic-focus="false" form:apply-design-mode="false"/>
        <draw:frame presentation:style-name="pr4" draw:text-style-name="P3" draw:layer="layout" svg:width="23cm" svg:height="3cm" svg:x="2.5cm" svg:y="2cm" presentation:class="title" presentation:user-transformed="true">
          <draw:text-box>
            <text:p>What is Thymeleaf</text:p>
          </draw:text-box>
        </draw:frame>
        <draw:frame presentation:style-name="pr5" draw:text-style-name="P4" draw:layer="layout" svg:width="23cm" svg:height="12.592cm" svg:x="2.5cm" svg:y="5.5cm" presentation:class="outline" presentation:user-transformed="true">
          <draw:text-box>
            <text:list text:style-name="L2">
              <text:list-item>
                <text:p text:style-name="P4">Java-based</text:p>
              </text:list-item>
              <text:list-item>
                <text:p text:style-name="P4">XML / XHTML / HTML5 template engine (extensible to other formats)</text:p>
              </text:list-item>
              <text:list-item>
                <text:p text:style-name="P4">Can replace JSP as view layer</text:p>
              </text:list-item>
              <text:list-item>
                <text:p text:style-name="P4">Integrates with SpringMVC</text:p>
              </text:list-item>
              <text:list-item>
                <text:p text:style-name="P4">Works with Maven (just add to POM)</text:p>
              </text:list-item>
              <text:list-item>
                <text:p text:style-name="P4">Works with “vanilla” HTML (which can still be viewed offli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water" presentation:presentation-page-layout-name="AL1T1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Example Thymeleaf document</text:p>
          </draw:text-box>
        </draw:frame>
        <draw:frame presentation:style-name="pr2" draw:text-style-name="P7" draw:layer="layout" svg:width="23cm" svg:height="12.5cm" svg:x="2.5cm" svg:y="5.5cm" presentation:class="outline" presentation:user-transformed="true">
          <draw:text-box>
            <text:p text:style-name="P6"><text:span text:style-name="T1">&lt;table&gt;</text:span></text:p>
            <text:p text:style-name="P6"><text:span text:style-name="T1"><text:s text:c="2"/></text:span><text:span text:style-name="T1">&lt;thead&gt;</text:span></text:p>
            <text:p text:style-name="P6"><text:span text:style-name="T1"><text:s text:c="4"/></text:span><text:span text:style-name="T1">&lt;tr&gt;</text:span></text:p>
            <text:p text:style-name="P6"><text:span text:style-name="T1"><text:s text:c="6"/></text:span><text:span text:style-name="T1">&lt;th data-th-text="#{msgs.headers.name}"&gt;Name&lt;/th&gt;</text:span></text:p>
            <text:p text:style-name="P6"><text:span text:style-name="T1"><text:s text:c="6"/></text:span><text:span text:style-name="T1">&lt;th data-th-text="#{msgs.headers.price}"&gt;Price&lt;/th&gt;</text:span></text:p>
            <text:p text:style-name="P6"><text:span text:style-name="T1"><text:s text:c="4"/></text:span><text:span text:style-name="T1">&lt;/tr&gt;</text:span></text:p>
            <text:p text:style-name="P6"><text:span text:style-name="T1"><text:s text:c="2"/></text:span><text:span text:style-name="T1">&lt;/thead&gt;</text:span></text:p>
            <text:p text:style-name="P6"><text:span text:style-name="T1"><text:s text:c="2"/></text:span><text:span text:style-name="T1">&lt;tbody&gt;</text:span></text:p>
            <text:p text:style-name="P6"><text:span text:style-name="T1"><text:s text:c="4"/></text:span><text:span text:style-name="T1">&lt;tr data-th-each="prod : ${allProducts}"&gt;</text:span></text:p>
            <text:p text:style-name="P6"><text:span text:style-name="T1"><text:s text:c="6"/></text:span><text:span text:style-name="T1">&lt;td data-th-text="${prod.name}"&gt;Oranges&lt;/td&gt;</text:span></text:p>
            <text:p text:style-name="P6"><text:span text:style-name="T1"><text:s text:c="6"/></text:span><text:span text:style-name="T1">&lt;td data-th-text="${#numbers.formatDecimal(prod.price,1,2)}"&gt;0.99&lt;/td&gt;</text:span></text:p>
            <text:p text:style-name="P6"><text:span text:style-name="T1"><text:s text:c="4"/></text:span><text:span text:style-name="T1">&lt;/tr&gt;</text:span></text:p>
            <text:p text:style-name="P6"><text:span text:style-name="T1"><text:s text:c="2"/></text:span><text:span text:style-name="T1">&lt;/tbody&gt;</text:span></text:p>
            <text:p text:style-name="P6"><text:span text:style-name="T1">&lt;/tab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1T1">
        <office:forms form:automatic-focus="false" form:apply-design-mode="false"/>
        <draw:frame presentation:style-name="pr1" draw:layer="layout" svg:width="23cm" svg:height="3cm" svg:x="2.5cm" svg:y="2cm" presentation:class="title" presentation:user-transformed="true">
          <draw:text-box>
            <text:p>data-th-if</text:p>
          </draw:text-box>
        </draw:frame>
        <draw:frame presentation:style-name="pr2" draw:layer="layout" svg:width="23cm" svg:height="12.5cm" svg:x="2.5cm" svg:y="5.5cm" presentation:class="outline">
          <draw:text-box>
            <text:list text:style-name="L2">
              <text:list-item>
                <text:p>Conditionally outputs a block of HTML depending on a Boolean value</text:p>
              </text:list-item>
            </text:list>
            <text:p><text:span text:style-name="T2"/></text:p>
            <text:p><text:span text:style-name="T3">&lt;div data-th-if=”${myBean.someBoolean}”&gt;</text:span><text:span text:style-name="T3"><text:line-break/></text:span><text:span text:style-name="T3"> <text:s text:c="3"/>...</text:span><text:span text:style-name="T3"><text:line-break/></text:span><text:span text:style-name="T3">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data-th-each</text:p>
          </draw:text-box>
        </draw:frame>
        <draw:frame presentation:style-name="pr2" draw:layer="layout" svg:width="23cm" svg:height="12.5cm" svg:x="2.5cm" svg:y="5.5cm" presentation:class="outline">
          <draw:text-box>
            <text:list text:style-name="L2">
              <text:list-item>
                <text:p>Iterates over a Java collection</text:p>
              </text:list-item>
            </text:list>
            <text:p><text:span text:style-name="T4"><text:line-break/></text:span><text:span text:style-name="T5">&lt;ul&gt;</text:span><text:span text:style-name="T5"><text:line-break/></text:span><text:span text:style-name="T5"> <text:s text:c="3"/>&lt;li data-th-each=”${myBean.someList}”&gt;</text:span><text:span text:style-name="T5"><text:line-break/></text:span><text:span text:style-name="T5"> <text:s text:c="7"/>…</text:span><text:span text:style-name="T5"><text:line-break/></text:span><text:span text:style-name="T5"> <text:s text:c="3"/>&lt;/li&gt;</text:span><text:span text:style-name="T5"><text:line-break/></text:span><text:span text:style-name="T5">&lt;/u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data-th-text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Outputs HTML-escaped text</text:p>
              </text:list-item>
            </text:list>
            <text:p><text:span text:style-name="T4"/></text:p>
            <text:p><text:span text:style-name="T5">&lt;p data-th-text=”${myBean.someText}”&gt;this</text:span></text:p>
            <text:p><text:span text:style-name="T5">is some text that will be replaced by the text from my bean&lt;/p&gt;</text:span><text:span text:style-name="T4"><text:line-break/></text:span><text:span text:style-name="T4"/></text:p>
            <text:list text:continue-numbering="true" text:style-name="L2">
              <text:list-item>
                <text:p><text:span text:style-name="T6">th-utext is very similar, except it outputs unescape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1T1">
        <draw:frame presentation:style-name="pr1" draw:layer="layout" svg:width="23cm" svg:height="3cm" svg:x="2.5cm" svg:y="2cm" presentation:class="title" presentation:user-transformed="true">
          <draw:text-box>
            <text:p>Setting attribute values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Thymeleaf provides several attributes for setting the value of HTML attributes, e.g. data-th-src, data-th-alt, data-th-href, data-th-class, data-th-style, etc.</text:p>
                <text:p/>
              </text:list-item>
            </text:list>
            <text:p><text:span text:style-name="T2">&lt;img src=”some test URL” data-th-src=”${myBean.url}”</text:span><text:span text:style-name="T2"><text:line-break/></text:span><text:span text:style-name="T2">alt=”some test alt text” data-th-alt=”${myBean.altText}”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Setting custom attribute values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Sometimes you might have your own custom attributes, e.g. “data” attributes in HTML5, that you want to set the value of using Thymeleaf. You can do this using data-th-attr, e.g.<text:line-break/></text:p>
              </text:list-item>
            </text:list>
            <text:p><text:span text:style-name="T5">&lt;div data-example=”some example text” data-th-attr=”data-example=${myBean.someValue}”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What is Thymesheet?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CSS3-based syntax<text:tab/></text:p>
              </text:list-item>
              <text:list-item>
                <text:p>Moves all Thymeleaf mark-up out of HTML</text:p>
              </text:list-item>
              <text:list-item>
                <text:p>Also integrates with SpringMV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1T1">
        <draw:frame presentation:style-name="pr1" draw:text-style-name="P8" draw:layer="layout" svg:width="23cm" svg:height="3cm" svg:x="2.5cm" svg:y="2cm" presentation:class="title" presentation:user-transformed="true">
          <draw:text-box>
            <text:p><text:span text:style-name="T7">What does Thymesheet look like?</text:span></text:p>
          </draw:text-box>
        </draw:frame>
        <draw:frame presentation:style-name="pr7" draw:text-style-name="P10" draw:layer="layout" svg:width="23cm" svg:height="14.334cm" svg:x="2.5cm" svg:y="4.6cm" presentation:class="outline" presentation:user-transformed="true">
          <draw:text-box>
            <text:p text:style-name="P9"><text:span text:style-name="T8">&lt;head&gt;</text:span></text:p>
            <text:p text:style-name="P9"><text:span text:style-name="T8"><text:s text:c="4"/></text:span><text:span text:style-name="T8">&lt;link rel="thymesheet" href="/thymesheet.tss"/&gt;</text:span></text:p>
            <text:p text:style-name="P9"><text:span text:style-name="T8">&lt;head&gt;</text:span></text:p>
            <text:p text:style-name="P9"><text:span text:style-name="T8">&lt;body&gt;</text:span></text:p>
            <text:p text:style-name="P9"><text:span text:style-name="T8"><text:s text:c="2"/></text:span><text:span text:style-name="T8">&lt;table&gt;</text:span></text:p>
            <text:p text:style-name="P9"><text:span text:style-name="T8"><text:s text:c="4"/></text:span><text:span text:style-name="T8">&lt;thead&gt;</text:span></text:p>
            <text:p text:style-name="P9"><text:span text:style-name="T8"><text:s text:c="6"/></text:span><text:span text:style-name="T8">&lt;tr&gt;</text:span></text:p>
            <text:p text:style-name="P9"><text:span text:style-name="T8"><text:s text:c="8"/></text:span><text:span text:style-name="T8">&lt;th&gt;Name&lt;/th&gt;</text:span></text:p>
            <text:p text:style-name="P9"><text:span text:style-name="T8"><text:s text:c="8"/></text:span><text:span text:style-name="T8">&lt;th&gt;Price&lt;/th&gt;</text:span></text:p>
            <text:p text:style-name="P9"><text:span text:style-name="T8"><text:s text:c="6"/></text:span><text:span text:style-name="T8">&lt;/tr&gt;</text:span></text:p>
            <text:p text:style-name="P9"><text:span text:style-name="T8"><text:s text:c="4"/></text:span><text:span text:style-name="T8">&lt;/thead&gt;</text:span></text:p>
            <text:p text:style-name="P9"><text:span text:style-name="T8"><text:s text:c="4"/></text:span><text:span text:style-name="T8">&lt;tbody&gt;</text:span></text:p>
            <text:p text:style-name="P9"><text:span text:style-name="T8"><text:s text:c="6"/></text:span><text:span text:style-name="T8">&lt;tr&gt;</text:span></text:p>
            <text:p text:style-name="P9"><text:span text:style-name="T8"><text:s text:c="8"/></text:span><text:span text:style-name="T8">&lt;td&gt;Oranges&lt;/td&gt;</text:span></text:p>
            <text:p text:style-name="P9"><text:span text:style-name="T8"><text:s text:c="8"/></text:span><text:span text:style-name="T8">&lt;td&gt;0.99&lt;/td&gt;</text:span></text:p>
            <text:p text:style-name="P9"><text:span text:style-name="T8"><text:s text:c="6"/></text:span><text:span text:style-name="T8">&lt;/tr&gt;</text:span></text:p>
            <text:p text:style-name="P9"><text:span text:style-name="T8"><text:s text:c="2"/></text:span><text:span text:style-name="T8">&lt;/tbody&gt;</text:span></text:p>
            <text:p text:style-name="P9"><text:span text:style-name="T8">&lt;/table&gt;</text:span></text:p>
            <text:p text:style-name="P9"><text:span text:style-name="T8">&lt;/bod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1T1">
        <draw:frame presentation:style-name="pr1" draw:text-style-name="P11" draw:layer="layout" svg:width="23cm" svg:height="3cm" svg:x="2.5cm" svg:y="2cm" presentation:class="title" presentation:user-transformed="true">
          <draw:text-box>
            <text:p><text:span text:style-name="T9">The thymesheet.tss file looks like this</text:span></text:p>
          </draw:text-box>
        </draw:frame>
        <draw:frame presentation:style-name="pr2" draw:text-style-name="P13" draw:layer="layout" svg:width="23cm" svg:height="12.5cm" svg:x="2.5cm" svg:y="5.5cm" presentation:class="outline" presentation:user-transformed="true">
          <draw:text-box>
            <text:p text:style-name="P12"><text:span text:style-name="T1">table &gt; thead &gt; tr th:first-child {</text:span></text:p>
            <text:p text:style-name="P12"><text:span text:style-name="T1"><text:s text:c="4"/></text:span><text:span text:style-name="T1">th-text: "#{msgs.headers.name}"</text:span></text:p>
            <text:p text:style-name="P12"><text:span text:style-name="T1">}</text:span></text:p>
            <text:p text:style-name="P12"><text:span text:style-name="T1"/></text:p>
            <text:p text:style-name="P12"><text:span text:style-name="T1">table &gt; thead &gt; tr th:nth-child(2) {</text:span></text:p>
            <text:p text:style-name="P12"><text:span text:style-name="T1"><text:s text:c="4"/></text:span><text:span text:style-name="T1">th-text: "#{msgs.headers.price}"</text:span></text:p>
            <text:p text:style-name="P12"><text:span text:style-name="T1">}</text:span></text:p>
            <text:p text:style-name="P12"><text:span text:style-name="T1"/></text:p>
            <text:p text:style-name="P12"><text:span text:style-name="T1">table &gt; tbody &gt; tr {</text:span></text:p>
            <text:p text:style-name="P12"><text:span text:style-name="T1"><text:s text:c="4"/></text:span><text:span text:style-name="T1">th-each:"prod : ${allProducts}";</text:span></text:p>
            <text:p text:style-name="P12"><text:span text:style-name="T1">}</text:span></text:p>
            <text:p text:style-name="P12"><text:span text:style-name="T1"/></text:p>
            <text:p text:style-name="P12"><text:span text:style-name="T1">table &gt; tbody &gt; tr &gt; td:first-child {</text:span></text:p>
            <text:p text:style-name="P12"><text:span text:style-name="T1"><text:s text:c="4"/></text:span><text:span text:style-name="T1">th-text: "${prod.name}"</text:span></text:p>
            <text:p text:style-name="P12"><text:span text:style-name="T1">}</text:span></text:p>
            <text:p text:style-name="P12"><text:span text:style-name="T1"/></text:p>
            <text:p text:style-name="P12"><text:span text:style-name="T1">table &gt; tbody &gt; tr &gt; td:nth-child(2) {</text:span></text:p>
            <text:p text:style-name="P12"><text:span text:style-name="T1"><text:s text:c="4"/></text:span><text:span text:style-name="T1">th-text: "${#numbers.formatDecimal(prod.price,1,2)}"</text:span></text:p>
            <text:p text:style-name="P12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Very Simple TDD Example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Suppose we have a very simple bit of HTML, e.g.<text:span text:style-name="T10"><text:line-break/></text:span><text:span text:style-name="T10"/></text:p>
              </text:list-item>
            </text:list>
            <text:p><text:span text:style-name="T2">&lt;div&gt;</text:span><text:span text:style-name="T2"><text:line-break/></text:span><text:span text:style-name="T2"> <text:s text:c="3"/>&lt;p&gt;some text&lt;/p&gt;</text:span><text:span text:style-name="T2"><text:line-break/></text:span><text:span text:style-name="T2"> <text:s text:c="3"/>&lt;p&gt;some more text&lt;/p&gt;</text:span><text:span text:style-name="T2"><text:line-break/></text:span><text:span text:style-name="T2">&lt;/div&gt;</text:span><text:span text:style-name="T11"><text:line-break/></text:span><text:span text:style-name="T11"/></text:p>
            <text:list text:continue-numbering="true" text:style-name="L2">
              <text:list-item>
                <text:p><text:span text:style-name="T12">And we want to test setting each of the two para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Test for setting first paragraph</text:p>
          </draw:text-box>
        </draw:frame>
        <draw:frame presentation:style-name="pr2" draw:text-style-name="P14" draw:layer="layout" svg:width="23cm" svg:height="12.5cm" svg:x="2.5cm" svg:y="5.5cm" presentation:class="outline" presentation:user-transformed="true">
          <draw:text-box>
            <text:p><text:span text:style-name="T8">@Test</text:span><text:span text:style-name="T8"><text:line-break/></text:span><text:span text:style-name="T8">public void shouldSetFirstParagraphText()</text:span><text:span text:style-name="T8"><text:line-break/></text:span><text:span text:style-name="T8"> <text:s text:c="7"/>throws NodeSelectorException {</text:span><text:span text:style-name="T8"><text:line-break/></text:span><text:span text:style-name="T8"> <text:s text:c="3"/>TestBean myBean = new TestBean();</text:span><text:span text:style-name="T8"><text:line-break/></text:span><text:span text:style-name="T8"> <text:s text:c="3"/>myBean.setTestText1(“expected test text 1”);</text:span><text:span text:style-name="T8"><text:line-break/></text:span><text:span text:style-name="T8"><text:line-break/></text:span><text:span text:style-name="T8"> <text:s text:c="3"/>Map&lt;String, Object&gt; model = new HashMap&lt;&gt;();</text:span><text:span text:style-name="T8"><text:line-break/></text:span><text:span text:style-name="T8"> <text:s text:c="3"/>model.put(“myBean”, myBean);</text:span><text:span text:style-name="T8"><text:line-break/></text:span><text:span text:style-name="T8"><text:line-break/></text:span><text:span text:style-name="T8"> <text:s text:c="3"/>HtmlElements elements =</text:span><text:span text:style-name="T8"><text:line-break/></text:span><text:span text:style-name="T8"> <text:s text:c="7"/>selectorEngine.process(HTML_PATH, model);</text:span><text:span text:style-name="T8"><text:line-break/></text:span><text:span text:style-name="T8"><text:line-break/></text:span><text:span text:style-name="T8"> <text:s text:c="3"/>assertThat(elements.matching(“p:first-of-type”), </text:span><text:span text:style-name="T8"><text:line-break/></text:span><text:span text:style-name="T8"> <text:s text:c="7"/>isSingleElementThat(hasOnlyText(</text:span><text:span text:style-name="T8"><text:line-break/></text:span><text:span text:style-name="T8"> <text:s text:c="11"/>“expected test text 1”)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TSS for first paragraph</text:p>
          </draw:text-box>
        </draw:frame>
        <draw:frame presentation:style-name="pr2" draw:text-style-name="P15" draw:layer="layout" svg:width="23cm" svg:height="12.5cm" svg:x="2.5cm" svg:y="5.5cm" presentation:class="outline">
          <draw:text-box>
            <text:p><text:span text:style-name="T4">p:first-of-type {</text:span><text:span text:style-name="T4"><text:line-break/></text:span><text:span text:style-name="T4"> <text:s text:c="3"/>th-text: “${myBean.testText1}”;</text:span><text:span text:style-name="T4"><text:line-break/></text:span><text:span text:style-name="T4">}</text:span></text:p>
            <text:p><text:span text:style-name="T4"/></text:p>
            <text:list text:style-name="L2">
              <text:list-item>
                <text:p><text:span text:style-name="T6">You would first run the test and watch it fail (red bar), then you would add the TSS above, re-run the test and watch it pass (green bar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1T1">
        <draw:frame presentation:style-name="pr1" draw:layer="layout" svg:width="23cm" svg:height="3.473cm" svg:x="2.5cm" svg:y="1.764cm" presentation:class="title" presentation:user-transformed="true">
          <draw:text-box>
            <text:p>Test for setting second paragraph</text:p>
          </draw:text-box>
        </draw:frame>
        <draw:frame presentation:style-name="pr2" draw:layer="layout" svg:width="23cm" svg:height="12.5cm" svg:x="2.5cm" svg:y="5.5cm" presentation:class="outline">
          <draw:text-box>
            <text:p><text:span text:style-name="T8">@Test</text:span><text:span text:style-name="T8"><text:line-break/></text:span><text:span text:style-name="T8">public void shouldSetSecondParagraphText()</text:span><text:span text:style-name="T8"><text:line-break/></text:span><text:span text:style-name="T8"> <text:s text:c="7"/>throws NodeSelectorException {</text:span><text:span text:style-name="T8"><text:line-break/></text:span><text:span text:style-name="T8"> <text:s text:c="3"/>TestBean myBean = new TestBean();</text:span><text:span text:style-name="T8"><text:line-break/></text:span><text:span text:style-name="T8"> <text:s text:c="3"/>myBean.setTestText2(“expected test text 2”);</text:span><text:span text:style-name="T8"><text:line-break/></text:span><text:span text:style-name="T8"><text:line-break/></text:span><text:span text:style-name="T8"> <text:s text:c="3"/>Map&lt;String, Object&gt; model = new HashMap&lt;&gt;();</text:span><text:span text:style-name="T8"><text:line-break/></text:span><text:span text:style-name="T8"> <text:s text:c="3"/>model.put(“myBean”, myBean);</text:span><text:span text:style-name="T8"><text:line-break/></text:span><text:span text:style-name="T8"><text:line-break/></text:span><text:span text:style-name="T8"> <text:s text:c="3"/>HtmlElements elements =</text:span><text:span text:style-name="T8"><text:line-break/></text:span><text:span text:style-name="T8"> <text:s text:c="7"/>selectorEngine.process(HTML_PATH, model);</text:span><text:span text:style-name="T8"><text:line-break/></text:span><text:span text:style-name="T8"><text:line-break/></text:span><text:span text:style-name="T8"> <text:s text:c="3"/>assertThat(elements.matching(“p:last-of-type”), </text:span><text:span text:style-name="T8"><text:line-break/></text:span><text:span text:style-name="T8"> <text:s text:c="7"/>isSingleElementThat(hasOnlyText(</text:span><text:span text:style-name="T8"><text:line-break/></text:span><text:span text:style-name="T8"> <text:s text:c="11"/>“expected test text 2”)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TSS for second paragraph</text:p>
          </draw:text-box>
        </draw:frame>
        <draw:frame presentation:style-name="pr2" draw:layer="layout" svg:width="23cm" svg:height="12.5cm" svg:x="2.5cm" svg:y="5.5cm" presentation:class="outline">
          <draw:text-box>
            <text:p><text:span text:style-name="T4">p:first-of-type {</text:span><text:span text:style-name="T4"><text:line-break/></text:span><text:span text:style-name="T4"> <text:s text:c="3"/>th-text: “${myBean.testText1}”;</text:span><text:span text:style-name="T4"><text:line-break/></text:span><text:span text:style-name="T4">}</text:span></text:p>
            <text:p><text:span text:style-name="T4"/></text:p>
            <text:list text:style-name="L2">
              <text:list-item>
                <text:p><text:span text:style-name="T6">Again you would apply the TDD process and run your test first, watch it fail, then add the TSS above and re-run the test and watch it pa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Advantages of Thymesheet</text:p>
          </draw:text-box>
        </draw:frame>
        <draw:frame presentation:style-name="pr2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Ideal for use with TDD</text:p>
              </text:list-item>
              <text:list-item>
                <text:p>HTML does not need to be modified</text:p>
              </text:list-item>
              <text:list-item>
                <text:p>Works really well on Agile teams where different people are working on front-end and back-end development</text:p>
              </text:list-item>
              <text:list-item>
                <text:p>Open source</text:p>
              </text:list-item>
              <text:list-item>
                <text:p>Works with Maven (just add to PO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1T1">
        <draw:frame presentation:style-name="pr1" draw:layer="layout" svg:width="23cm" svg:height="3cm" svg:x="2.5cm" svg:y="2cm" presentation:class="title">
          <draw:text-box>
            <text:p>Further Resources</text:p>
          </draw:text-box>
        </draw:frame>
        <draw:frame presentation:style-name="pr2" draw:layer="layout" svg:width="23cm" svg:height="12.5cm" svg:x="2.5cm" svg:y="5.5cm" presentation:class="outline">
          <draw:text-box>
            <text:list text:style-name="L2">
              <text:list-item>
                <text:p>Thymeleaf - http://www.thymeleaf.org/</text:p>
              </text:list-item>
              <text:list-item>
                <text:p>Thymesheet -<text:line-break/><text:span text:style-name="T13">https://github.com/connect-group/thymeshe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at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water" style:page-layout-name="PM1" draw:style-name="Mdp1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7T15:39:01</meta:creation-date>
    <meta:editing-duration>P1DT20H40M46S</meta:editing-duration>
    <meta:editing-cycles>36</meta:editing-cycles>
    <dc:title>Water</dc:title>
    <meta:generator>OpenOffice/4.0.1$Unix OpenOffice.org_project/401m5$Build-9714</meta:generator>
    <meta:initial-creator>Ruth Mills</meta:initial-creator>
    <dc:date>2015-02-03T17:30:11</dc:date>
    <dc:creator>Ruth Mills</dc:creator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Water" xlink:href="../../../../Applications/OpenOffice.app/Contents/share/template/en-US/layout/lyt-water.otp" meta:date="2008-07-08T16:18:15"/>
  </office:meta>
</office:document-meta>
</file>